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0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6378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6378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6" office:value-type="string" calcext:value-type="string">
            <text:p>R8 (SW4)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table:formula="of:=[.C5]/2" office:value-type="float" office:value="7.5" calcext:value-type="float">
            <text:p>7,50</text:p>
          </table:table-cell>
          <table:table-cell table:style-name="ce7" office:value-type="float" office:value="6" calcext:value-type="float">
            <text:p>6,00</text:p>
          </table:table-cell>
          <table:table-cell office:value-type="float" office:value="3.75" calcext:value-type="float">
            <text:p>3,75</text:p>
          </table:table-cell>
          <table:table-cell table:style-name="ce7" table:number-columns-repeated="1017"/>
          <table:table-cell table:number-columns-repeated="15361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9]/[.C$5] + [.B9]/[.D$5] + [.C9]/[.E$5] + [.D9]/[.F$5])" office:value-type="float" office:value="3" calcext:value-type="float">
            <text:p>3,00</text:p>
          </table:table-cell>
          <table:table-cell table:formula="of:=[.$B$2]*(1+[.B$5]/[.E9])" office:value-type="float" office:value="1.6" calcext:value-type="float">
            <text:p>1,6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0]/[.C$5] + [.B10]/[.D$5] + [.C10]/[.E$5] + [.D10]/[.F$5])" office:value-type="float" office:value="2.5" calcext:value-type="float">
            <text:p>2,50</text:p>
          </table:table-cell>
          <table:table-cell table:formula="of:=[.$B$2]*(1+[.B$5]/[.E10])" office:value-type="float" office:value="1.8" calcext:value-type="float">
            <text:p>1,8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1]/[.C$5] + [.B11]/[.D$5] + [.C11]/[.E$5] + [.D11]/[.F$5])" office:value-type="float" office:value="2.14285714285714" calcext:value-type="float">
            <text:p>2,14</text:p>
          </table:table-cell>
          <table:table-cell table:formula="of:=[.$B$2]*(1+[.B$5]/[.E11])" office:value-type="float" office:value="2" calcext:value-type="float">
            <text:p>2,0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2]/[.C$5] + [.B12]/[.D$5] + [.C12]/[.E$5] + [.D12]/[.F$5])" office:value-type="float" office:value="2" calcext:value-type="float">
            <text:p>2,00</text:p>
          </table:table-cell>
          <table:table-cell table:formula="of:=[.$B$2]*(1+[.B$5]/[.E12])" office:value-type="float" office:value="2.1" calcext:value-type="float">
            <text:p>2,1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3]/[.C$5] + [.B13]/[.D$5] + [.C13]/[.E$5] + [.D13]/[.F$5])" office:value-type="float" office:value="1.875" calcext:value-type="float">
            <text:p>1,88</text:p>
          </table:table-cell>
          <table:table-cell table:formula="of:=[.$B$2]*(1+[.B$5]/[.E13])" office:value-type="float" office:value="2.2" calcext:value-type="float">
            <text:p>2,2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4]/[.C$5] + [.B14]/[.D$5] + [.C14]/[.E$5] + [.D14]/[.F$5])" office:value-type="float" office:value="1.76470588235294" calcext:value-type="float">
            <text:p>1,76</text:p>
          </table:table-cell>
          <table:table-cell table:formula="of:=[.$B$2]*(1+[.B$5]/[.E14])" office:value-type="float" office:value="2.3" calcext:value-type="float">
            <text:p>2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5]/[.C$5] + [.B15]/[.D$5] + [.C15]/[.E$5] + [.D15]/[.F$5])" office:value-type="float" office:value="1.66666666666667" calcext:value-type="float">
            <text:p>1,67</text:p>
          </table:table-cell>
          <table:table-cell table:formula="of:=[.$B$2]*(1+[.B$5]/[.E15])" office:value-type="float" office:value="2.4" calcext:value-type="float">
            <text:p>2,4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6]/[.C$5] + [.B16]/[.D$5] + [.C16]/[.E$5] + [.D16]/[.F$5])" office:value-type="float" office:value="1.57894736842105" calcext:value-type="float">
            <text:p>1,58</text:p>
          </table:table-cell>
          <table:table-cell table:formula="of:=[.$B$2]*(1+[.B$5]/[.E16])" office:value-type="float" office:value="2.5" calcext:value-type="float">
            <text:p>2,5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7]/[.C$5] + [.B17]/[.D$5] + [.C17]/[.E$5] + [.D17]/[.F$5])" office:value-type="float" office:value="1.5" calcext:value-type="float">
            <text:p>1,50</text:p>
          </table:table-cell>
          <table:table-cell table:formula="of:=[.$B$2]*(1+[.B$5]/[.E17])" office:value-type="float" office:value="2.6" calcext:value-type="float">
            <text:p>2,6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A$5] + [.A18]/[.C$5] + [.B18]/[.D$5] + [.C18]/[.E$5] + [.D18]/[.F$5])" office:value-type="float" office:value="1.42857142857143" calcext:value-type="float">
            <text:p>1,43</text:p>
          </table:table-cell>
          <table:table-cell table:formula="of:=[.$B$2]*(1+[.B$5]/[.E18])" office:value-type="float" office:value="2.7" calcext:value-type="float">
            <text:p>2,7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19]/[.C$5] + [.B19]/[.D$5] + [.C19]/[.E$5] + [.D19]/[.F$5])" office:value-type="float" office:value="1.36363636363636" calcext:value-type="float">
            <text:p>1,36</text:p>
          </table:table-cell>
          <table:table-cell table:formula="of:=[.$B$2]*(1+[.B$5]/[.E19])" office:value-type="float" office:value="2.8" calcext:value-type="float">
            <text:p>2,8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0]/[.C$5] + [.B20]/[.D$5] + [.C20]/[.E$5] + [.D20]/[.F$5])" office:value-type="float" office:value="1.30434782608696" calcext:value-type="float">
            <text:p>1,30</text:p>
          </table:table-cell>
          <table:table-cell table:formula="of:=[.$B$2]*(1+[.B$5]/[.E20])" office:value-type="float" office:value="2.9" calcext:value-type="float">
            <text:p>2,9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1]/[.C$5] + [.B21]/[.D$5] + [.C21]/[.E$5] + [.D21]/[.F$5])" office:value-type="float" office:value="1.25" calcext:value-type="float">
            <text:p>1,25</text:p>
          </table:table-cell>
          <table:table-cell table:formula="of:=[.$B$2]*(1+[.B$5]/[.E21])" office:value-type="float" office:value="3" calcext:value-type="float">
            <text:p>3,0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2]/[.C$5] + [.B22]/[.D$5] + [.C22]/[.E$5] + [.D22]/[.F$5])" office:value-type="float" office:value="1.2" calcext:value-type="float">
            <text:p>1,20</text:p>
          </table:table-cell>
          <table:table-cell table:formula="of:=[.$B$2]*(1+[.B$5]/[.E22])" office:value-type="float" office:value="3.1" calcext:value-type="float">
            <text:p>3,1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3]/[.C$5] + [.B23]/[.D$5] + [.C23]/[.E$5] + [.D23]/[.F$5])" office:value-type="float" office:value="1.11111111111111" calcext:value-type="float">
            <text:p>1,11</text:p>
          </table:table-cell>
          <table:table-cell table:formula="of:=[.$B$2]*(1+[.B$5]/[.E23])" office:value-type="float" office:value="3.3" calcext:value-type="float">
            <text:p>3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A$5] + [.A24]/[.C$5] + [.B24]/[.D$5] + [.C24]/[.E$5] + [.D24]/[.F$5])" office:value-type="float" office:value="1.03448275862069" calcext:value-type="float">
            <text:p>1,03</text:p>
          </table:table-cell>
          <table:table-cell table:formula="of:=[.$B$2]*(1+[.B$5]/[.E24])" office:value-type="float" office:value="3.5" calcext:value-type="float">
            <text:p>3,50</text:p>
          </table:table-cell>
          <table:table-cell table:number-columns-repeated="16378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istors_2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017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30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8" office:value-type="string" calcext:value-type="string">
            <text:p>R5 (SW1)</text:p>
          </table:table-cell>
          <table:table-cell table:style-name="ce36" office:value-type="string" calcext:value-type="string">
            <text:p>R6 (SW2)</text:p>
          </table:table-cell>
          <table:table-cell table:style-name="ce36" office:value-type="string" calcext:value-type="string">
            <text:p>R7 (SW3)</text:p>
          </table:table-cell>
          <table:table-cell table:style-name="ce30" office:value-type="string" calcext:value-type="string">
            <text:p>R8 (SW4)</text:p>
          </table:table-cell>
          <table:table-cell table:style-name="ce36" office:value-type="string" calcext:value-type="string">
            <text:p>R9(SW5)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table:formula="of:=[.C5]/2" office:value-type="float" office:value="15" calcext:value-type="float">
            <text:p>15,00</text:p>
          </table:table-cell>
          <table:table-cell table:style-name="ce7" table:formula="of:=[.D5]/2" office:value-type="float" office:value="7.5" calcext:value-type="float">
            <text:p>7,50</text:p>
          </table:table-cell>
          <table:table-cell table:formula="of:=[.E5]/2" office:value-type="float" office:value="3.75" calcext:value-type="float">
            <text:p>3,75</text:p>
          </table:table-cell>
          <table:table-cell table:style-name="ce7" table:formula="of:=[.F5]/2" office:value-type="float" office:value="1.875" calcext:value-type="float">
            <text:p>1,88</text:p>
          </table:table-cell>
          <table:table-cell table:style-name="ce7" table:number-columns-repeated="1016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36" office:value-type="string" calcext:value-type="string">
            <text:p>SW5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9]/[.C$5] + [.B9]/[.D$5] + [.C9]/[.E$5] + [.D9]/[.F$5] + [.E9]/[.G$5])" office:value-type="float" office:value="5" calcext:value-type="float">
            <text:p>5,00</text:p>
          </table:table-cell>
          <table:table-cell table:style-name="ce7" table:formula="of:=[.$B$2]*(1+[.B$5]/[.F9])" office:value-type="float" office:value="1.2" calcext:value-type="float">
            <text:p>1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0]/[.C$5] + [.B10]/[.D$5] + [.C10]/[.E$5] + [.D10]/[.F$5] + [.E10]/[.G$5])" office:value-type="float" office:value="4.28571428571429" calcext:value-type="float">
            <text:p>4,29</text:p>
          </table:table-cell>
          <table:table-cell table:style-name="ce7" table:formula="of:=[.$B$2]*(1+[.B$5]/[.F10])" office:value-type="float" office:value="1.3" calcext:value-type="float">
            <text:p>1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1]/[.C$5] + [.B11]/[.D$5] + [.C11]/[.E$5] + [.D11]/[.F$5] + [.E11]/[.G$5])" office:value-type="float" office:value="3.75" calcext:value-type="float">
            <text:p>3,75</text:p>
          </table:table-cell>
          <table:table-cell table:style-name="ce7" table:formula="of:=[.$B$2]*(1+[.B$5]/[.F11])" office:value-type="float" office:value="1.4" calcext:value-type="float">
            <text:p>1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2]/[.C$5] + [.B12]/[.D$5] + [.C12]/[.E$5] + [.D12]/[.F$5] + [.E12]/[.G$5])" office:value-type="float" office:value="3.33333333333333" calcext:value-type="float">
            <text:p>3,33</text:p>
          </table:table-cell>
          <table:table-cell table:style-name="ce7" table:formula="of:=[.$B$2]*(1+[.B$5]/[.F12])" office:value-type="float" office:value="1.5" calcext:value-type="float">
            <text:p>1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3]/[.C$5] + [.B13]/[.D$5] + [.C13]/[.E$5] + [.D13]/[.F$5] + [.E13]/[.G$5])" office:value-type="float" office:value="3" calcext:value-type="float">
            <text:p>3,00</text:p>
          </table:table-cell>
          <table:table-cell table:style-name="ce7" table:formula="of:=[.$B$2]*(1+[.B$5]/[.F13])" office:value-type="float" office:value="1.6" calcext:value-type="float">
            <text:p>1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4]/[.C$5] + [.B14]/[.D$5] + [.C14]/[.E$5] + [.D14]/[.F$5] + [.E14]/[.G$5])" office:value-type="float" office:value="2.72727272727273" calcext:value-type="float">
            <text:p>2,73</text:p>
          </table:table-cell>
          <table:table-cell table:style-name="ce7" table:formula="of:=[.$B$2]*(1+[.B$5]/[.F14])" office:value-type="float" office:value="1.7" calcext:value-type="float">
            <text:p>1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5]/[.C$5] + [.B15]/[.D$5] + [.C15]/[.E$5] + [.D15]/[.F$5] + [.E15]/[.G$5])" office:value-type="float" office:value="2.5" calcext:value-type="float">
            <text:p>2,50</text:p>
          </table:table-cell>
          <table:table-cell table:style-name="ce7" table:formula="of:=[.$B$2]*(1+[.B$5]/[.F15])"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A$5] + [.A16]/[.C$5] + [.B16]/[.D$5] + [.C16]/[.E$5] + [.D16]/[.F$5] + [.E16]/[.G$5])" office:value-type="float" office:value="2.30769230769231" calcext:value-type="float">
            <text:p>2,31</text:p>
          </table:table-cell>
          <table:table-cell table:style-name="ce7" table:formula="of:=[.$B$2]*(1+[.B$5]/[.F16])" office:value-type="float" office:value="1.9" calcext:value-type="float">
            <text:p>1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7]/[.C$5] + [.B17]/[.D$5] + [.C17]/[.E$5] + [.D17]/[.F$5] + [.E17]/[.G$5])" office:value-type="float" office:value="2.14285714285714" calcext:value-type="float">
            <text:p>2,14</text:p>
          </table:table-cell>
          <table:table-cell table:style-name="ce7" table:formula="of:=[.$B$2]*(1+[.B$5]/[.F17])" office:value-type="float" office:value="2" calcext:value-type="float">
            <text:p>2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8]/[.C$5] + [.B18]/[.D$5] + [.C18]/[.E$5] + [.D18]/[.F$5] + [.E18]/[.G$5])" office:value-type="float" office:value="2" calcext:value-type="float">
            <text:p>2,00</text:p>
          </table:table-cell>
          <table:table-cell table:style-name="ce7" table:formula="of:=[.$B$2]*(1+[.B$5]/[.F18])" office:value-type="float" office:value="2.1" calcext:value-type="float">
            <text:p>2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19]/[.C$5] + [.B19]/[.D$5] + [.C19]/[.E$5] + [.D19]/[.F$5] + [.E19]/[.G$5])" office:value-type="float" office:value="1.875" calcext:value-type="float">
            <text:p>1,88</text:p>
          </table:table-cell>
          <table:table-cell table:style-name="ce7" table:formula="of:=[.$B$2]*(1+[.B$5]/[.F19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0]/[.C$5] + [.B20]/[.D$5] + [.C20]/[.E$5] + [.D20]/[.F$5] + [.E20]/[.G$5])" office:value-type="float" office:value="1.76470588235294" calcext:value-type="float">
            <text:p>1,76</text:p>
          </table:table-cell>
          <table:table-cell table:style-name="ce7" table:formula="of:=[.$B$2]*(1+[.B$5]/[.F20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1]/[.C$5] + [.B21]/[.D$5] + [.C21]/[.E$5] + [.D21]/[.F$5] + [.E21]/[.G$5])" office:value-type="float" office:value="1.66666666666667" calcext:value-type="float">
            <text:p>1,67</text:p>
          </table:table-cell>
          <table:table-cell table:style-name="ce7" table:formula="of:=[.$B$2]*(1+[.B$5]/[.F21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2]/[.C$5] + [.B22]/[.D$5] + [.C22]/[.E$5] + [.D22]/[.F$5] + [.E22]/[.G$5])" office:value-type="float" office:value="1.57894736842105" calcext:value-type="float">
            <text:p>1,58</text:p>
          </table:table-cell>
          <table:table-cell table:style-name="ce7" table:formula="of:=[.$B$2]*(1+[.B$5]/[.F22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3]/[.C$5] + [.B23]/[.D$5] + [.C23]/[.E$5] + [.D23]/[.F$5] + [.E23]/[.G$5])" office:value-type="float" office:value="1.5" calcext:value-type="float">
            <text:p>1,50</text:p>
          </table:table-cell>
          <table:table-cell table:style-name="ce7" table:formula="of:=[.$B$2]*(1+[.B$5]/[.F23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A$5] + [.A24]/[.C$5] + [.B24]/[.D$5] + [.C24]/[.E$5] + [.D24]/[.F$5] + [.E24]/[.G$5])" office:value-type="float" office:value="1.42857142857143" calcext:value-type="float">
            <text:p>1,43</text:p>
          </table:table-cell>
          <table:table-cell table:style-name="ce7" table:formula="of:=[.$B$2]*(1+[.B$5]/[.F24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5]/[.C$5] + [.B25]/[.D$5] + [.C25]/[.E$5] + [.D25]/[.F$5] + [.E25]/[.G$5])" office:value-type="float" office:value="1.36363636363636" calcext:value-type="float">
            <text:p>1,36</text:p>
          </table:table-cell>
          <table:table-cell table:style-name="ce7" table:formula="of:=[.$B$2]*(1+[.B$5]/[.F25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6]/[.C$5] + [.B26]/[.D$5] + [.C26]/[.E$5] + [.D26]/[.F$5] + [.E26]/[.G$5])" office:value-type="float" office:value="1.30434782608696" calcext:value-type="float">
            <text:p>1,30</text:p>
          </table:table-cell>
          <table:table-cell table:style-name="ce7" table:formula="of:=[.$B$2]*(1+[.B$5]/[.F26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7]/[.C$5] + [.B27]/[.D$5] + [.C27]/[.E$5] + [.D27]/[.F$5] + [.E27]/[.G$5])" office:value-type="float" office:value="1.25" calcext:value-type="float">
            <text:p>1,25</text:p>
          </table:table-cell>
          <table:table-cell table:style-name="ce7" table:formula="of:=[.$B$2]*(1+[.B$5]/[.F27])" office:value-type="float" office:value="3" calcext:value-type="float">
            <text:p>3,0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8]/[.C$5] + [.B28]/[.D$5] + [.C28]/[.E$5] + [.D28]/[.F$5] + [.E28]/[.G$5])" office:value-type="float" office:value="1.2" calcext:value-type="float">
            <text:p>1,20</text:p>
          </table:table-cell>
          <table:table-cell table:style-name="ce7" table:formula="of:=[.$B$2]*(1+[.B$5]/[.F28])" office:value-type="float" office:value="3.1" calcext:value-type="float">
            <text:p>3,1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29]/[.C$5] + [.B29]/[.D$5] + [.C29]/[.E$5] + [.D29]/[.F$5] + [.E29]/[.G$5])" office:value-type="float" office:value="1.15384615384615" calcext:value-type="float">
            <text:p>1,15</text:p>
          </table:table-cell>
          <table:table-cell table:style-name="ce7" table:formula="of:=[.$B$2]*(1+[.B$5]/[.F29])" office:value-type="float" office:value="3.2" calcext:value-type="float">
            <text:p>3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0]/[.C$5] + [.B30]/[.D$5] + [.C30]/[.E$5] + [.D30]/[.F$5] + [.E30]/[.G$5])" office:value-type="float" office:value="1.11111111111111" calcext:value-type="float">
            <text:p>1,11</text:p>
          </table:table-cell>
          <table:table-cell table:style-name="ce7" table:formula="of:=[.$B$2]*(1+[.B$5]/[.F30])" office:value-type="float" office:value="3.3" calcext:value-type="float">
            <text:p>3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1]/[.C$5] + [.B31]/[.D$5] + [.C31]/[.E$5] + [.D31]/[.F$5] + [.E31]/[.G$5])" office:value-type="float" office:value="1.07142857142857" calcext:value-type="float">
            <text:p>1,07</text:p>
          </table:table-cell>
          <table:table-cell table:style-name="ce7" table:formula="of:=[.$B$2]*(1+[.B$5]/[.F31])" office:value-type="float" office:value="3.4" calcext:value-type="float">
            <text:p>3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A$5] + [.A32]/[.C$5] + [.B32]/[.D$5] + [.C32]/[.E$5] + [.D32]/[.F$5] + [.E32]/[.G$5])" office:value-type="float" office:value="1.03448275862069" calcext:value-type="float">
            <text:p>1,03</text:p>
          </table:table-cell>
          <table:table-cell table:style-name="ce7" table:formula="of:=[.$B$2]*(1+[.B$5]/[.F32])" office:value-type="float" office:value="3.5" calcext:value-type="float">
            <text:p>3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3]/[.C$5] + [.B33]/[.D$5] + [.C33]/[.E$5] + [.D33]/[.F$5] + [.E33]/[.G$5])" office:value-type="float" office:value="1" calcext:value-type="float">
            <text:p>1,00</text:p>
          </table:table-cell>
          <table:table-cell table:style-name="ce7" table:formula="of:=[.$B$2]*(1+[.B$5]/[.F33])" office:value-type="float" office:value="3.6" calcext:value-type="float">
            <text:p>3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4]/[.C$5] + [.B34]/[.D$5] + [.C34]/[.E$5] + [.D34]/[.F$5] + [.E34]/[.G$5])" office:value-type="float" office:value="0.967741935483871" calcext:value-type="float">
            <text:p>0,97</text:p>
          </table:table-cell>
          <table:table-cell table:style-name="ce7" table:formula="of:=[.$B$2]*(1+[.B$5]/[.F34])" office:value-type="float" office:value="3.7" calcext:value-type="float">
            <text:p>3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5]/[.C$5] + [.B35]/[.D$5] + [.C35]/[.E$5] + [.D35]/[.F$5] + [.E35]/[.G$5])" office:value-type="float" office:value="0.9375" calcext:value-type="float">
            <text:p>0,94</text:p>
          </table:table-cell>
          <table:table-cell table:style-name="ce7" table:formula="of:=[.$B$2]*(1+[.B$5]/[.F35])" office:value-type="float" office:value="3.8" calcext:value-type="float">
            <text:p>3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6]/[.C$5] + [.B36]/[.D$5] + [.C36]/[.E$5] + [.D36]/[.F$5] + [.E36]/[.G$5])" office:value-type="float" office:value="0.909090909090909" calcext:value-type="float">
            <text:p>0,91</text:p>
          </table:table-cell>
          <table:table-cell table:style-name="ce7" table:formula="of:=[.$B$2]*(1+[.B$5]/[.F36])" office:value-type="float" office:value="3.9" calcext:value-type="float">
            <text:p>3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7]/[.C$5] + [.B37]/[.D$5] + [.C37]/[.E$5] + [.D37]/[.F$5] + [.E37]/[.G$5])" office:value-type="float" office:value="0.882352941176471" calcext:value-type="float">
            <text:p>0,88</text:p>
          </table:table-cell>
          <table:table-cell table:style-name="ce7" table:formula="of:=[.$B$2]*(1+[.B$5]/[.F37])" office:value-type="float" office:value="4" calcext:value-type="float">
            <text:p>4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8]/[.C$5] + [.B38]/[.D$5] + [.C38]/[.E$5] + [.D38]/[.F$5] + [.E38]/[.G$5])" office:value-type="float" office:value="0.857142857142857" calcext:value-type="float">
            <text:p>0,86</text:p>
          </table:table-cell>
          <table:table-cell table:style-name="ce7" table:formula="of:=[.$B$2]*(1+[.B$5]/[.F38]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39]/[.C$5] + [.B39]/[.D$5] + [.C39]/[.E$5] + [.D39]/[.F$5] + [.E39]/[.G$5])" office:value-type="float" office:value="0.833333333333333" calcext:value-type="float">
            <text:p>0,83</text:p>
          </table:table-cell>
          <table:table-cell table:style-name="ce7" table:formula="of:=[.$B$2]*(1+[.B$5]/[.F39])" office:value-type="float" office:value="4.2" calcext:value-type="float">
            <text:p>4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A$5] + [.A40]/[.C$5] + [.B40]/[.D$5] + [.C40]/[.E$5] + [.D40]/[.F$5] + [.E40]/[.G$5])" office:value-type="float" office:value="0.810810810810811" calcext:value-type="float">
            <text:p>0,81</text:p>
          </table:table-cell>
          <table:table-cell table:style-name="ce7" table:formula="of:=[.$B$2]*(1+[.B$5]/[.F40])" office:value-type="float" office:value="4.3" calcext:value-type="float">
            <text:p>4,30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ce22"/>
        <table:table-column table:style-name="co3" table:number-columns-repeated="2" table:default-cell-style-name="ce22"/>
        <table:table-column table:style-name="co3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3" table:number-columns-repeated="5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5" calcext:value-type="float">
            <text:p>15,00</text:p>
          </table:table-cell>
          <table:table-cell table:formula="of:=10^6/(2*PI()*[.E2]*[.D2])" office:value-type="float" office:value="242.212028327799" calcext:value-type="float">
            <text:p>242,21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9:Resistors.XFD24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Resistors_2.A9:Resistors_2.F2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.00.0000</text:date>, <text:time style:data-style-name="N2" text:time-value="22:31:21.128639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4-06-06T23:48:56.788695542</dc:date>
    <meta:editing-duration>PT21H17M4S</meta:editing-duration>
    <meta:editing-cycles>169</meta:editing-cycles>
    <meta:generator>LibreOffice/24.2.3.2$Linux_X86_64 LibreOffice_project/433d9c2ded56988e8a90e6b2e771ee4e6a5ab2ba</meta:generator>
    <meta:document-statistic meta:table-count="4" meta:cell-count="4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47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81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291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